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19H45M13.098051S" calcext:value-type="time">
            <text:p>1419:45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inal boss normals &amp; visual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16H54M42.198S" calcext:value-type="time">
            <text:p>16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07:50:28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9T09:40:58.051000000</dc:date>
    <meta:editing-duration>P63DT3H57M35S</meta:editing-duration>
    <meta:editing-cycles>1672</meta:editing-cycles>
    <meta:generator>LibreOffice/7.2.6.2$Windows_X86_64 LibreOffice_project/b0ec3a565991f7569a5a7f5d24fed7f52653d754</meta:generator>
    <dc:creator>Benjamin Laws</dc:creator>
    <meta:document-statistic meta:table-count="2" meta:cell-count="2026" meta:object-count="0"/>
  </office:meta>
</office:document-meta>
</file>